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NodeBuilder.buildNod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rializeNodeBuilder.link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ializeNodeBuilder.has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